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2</text:span><text:span text:style-name="T10">.tar.gz　</text:span><text:span text:style-name="Source_20_Text">zk-</text:span><text:span text:style-name="T10">bin-std-</text:span><text:span text:style-name="Source_20_Text">3.0.2</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2</text:span><text:span text:style-name="T10">.tar.gz　</text:span><text:span text:style-name="Source_20_Text">zk-</text:span><text:span text:style-name="T10">bin-prof-</text:span><text:span text:style-name="Source_20_Text">3.0.2</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2</text:span><text:span text:style-name="T10">.tar.gz<text:line-break/></text:span><text:span text:style-name="Source_20_Text">zk-bin-3.0.2</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2</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2.</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2.</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2.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2</text:span><text:span text:style-name="T10">.zip</text:span> <text:span text:style-name="T3">または</text:span><text:span text:style-name="Source_20_Text"> 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2</text:span><text:span text:style-name="T10">.zip</text:span><text:span text:style-name="T3"> か</text:span> <text:span text:style-name="Source_20_Text">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2</text:span><text:span text:style-name="T10">.zip </text:span><text:span text:style-name="T3">もしくは</text:span> <text:span text:style-name="Source_20_Text">zk-bin-3.0.2</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2</text:span><text:span text:style-name="T10">.zip</text:span><text:span text:style-name="T3"> もしくは</text:span> <text:span text:style-name="Source_20_Text">zk-bin-3.0.2</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2</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0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4</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2</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2<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2T18:00:37</dc:date>
    <dc:language>en-US</dc:language>
    <meta:editing-cycles>1104</meta:editing-cycles>
    <meta:editing-duration>P4DT3H36M24S</meta:editing-duration>
    <meta:user-defined meta:name="Info 1"/>
    <meta:user-defined meta:name="Info 2"/>
    <meta:user-defined meta:name="Info 3"/>
    <meta:user-defined meta:name="Info 4"/>
    <meta:document-statistic meta:table-count="5" meta:image-count="2" meta:object-count="0" meta:page-count="15" meta:paragraph-count="308" meta:word-count="2905" meta:character-count="11370"/>
  </office:meta>
</office:document-meta>
</file>